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dad3a"/>
    </style:style>
    <style:style style:name="P2" style:family="paragraph" style:parent-style-name="Text_20_body">
      <style:text-properties style:font-name="Liberation Serif"/>
    </style:style>
    <style:style style:name="P3" style:family="paragraph" style:parent-style-name="Heading_20_1">
      <style:paragraph-properties fo:text-align="center" style:justify-single-word="false"/>
      <style:text-properties style:font-name="Liberation Serif"/>
    </style:style>
    <style:style style:name="P4" style:family="paragraph" style:parent-style-name="Heading_20_2">
      <style:text-properties style:font-name="Liberation Serif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  <style:text-properties officeooo:paragraph-rsid="000dad3a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T1" style:family="text">
      <style:text-properties style:font-name="Liberation Serif"/>
    </style:style>
    <style:style style:name="T2" style:family="text">
      <style:text-properties style:font-name="Liberation Serif" officeooo:rsid="000dad3a"/>
    </style:style>
    <style:style style:name="T3" style:family="text">
      <style:text-properties officeooo:rsid="000dad3a"/>
    </style:style>
    <style:style style:name="T4" style:family="text">
      <style:text-properties officeooo:rsid="0010d2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Описание программы</text:h>
      <text:h text:style-name="P4" text:outline-level="2">1 Общие сведения</text:h>
      <text:p text:style-name="Text_20_body"><text:span text:style-name="T1">Программа "</text:span><text:span text:style-name="T2">TuneMyBand</text:span><text:span text:style-name="T1">" предназначена для эффективной организации и управления деятельностью музыкальных коллективов. Она обеспечивает регистрацию музыкальных коллективов, управление участниками, </text:span><text:span text:style-name="T2">формирование репертуара, </text:span><text:span text:style-name="T1">ведение учета музыкальных инструментов и оборудования, а также организацию плановых мероприятий и репетиций.</text:span></text:p>
      <text:p text:style-name="P2">Программное обеспечение, необходимое для функционирования программы, включает в себя веб-браузер, который обеспечивает пользовательский интерфейс для взаимодействия с системой. Система реализована с использованием языков программирования высокого уровня, таких как Python и TypeScript.</text:p>
      <text:h text:style-name="Heading_20_2" text:outline-level="2"><text:span text:style-name="Strong_20_Emphasis">2. Функциональное назначение</text:span></text:h>
      <text:h text:style-name="Heading_20_3" text:outline-level="3"><text:span text:style-name="Strong_20_Emphasis">2.1 Назначение программы:</text:span></text:h>
      <text:p text:style-name="P1"><text:span text:style-name="T2">TuneMyBand</text:span> предназначена для эффективного управления музыкальными коллективами. Она решает задачи автоматизации ряда ключевых процессов, таких как учет музыкального оборудования, управление репертуаром, формирование музыкальных секций, создание расписания мероприятий, управление доступом пользователей и ведение аудита действий.</text:p>
      <text:h text:style-name="Heading_20_3" text:outline-level="3"><text:span text:style-name="Strong_20_Emphasis">2.2 Основные характеристики:</text:span></text:h>
      <text:list text:style-name="L1">
        <text:list-item>
          <text:p text:style-name="P6"><text:span text:style-name="Strong_20_Emphasis">Учет музыкального оборудования:</text:span> Позволяет вести учет и отслеживание музыкальных инструментов и технического оборудования.</text:p>
        </text:list-item>
        <text:list-item>
          <text:p text:style-name="P6"><text:span text:style-name="Strong_20_Emphasis">Управление репертуаром:</text:span> Обеспечивает создание, редактирование и хранение списка музыкальных произведений, аранжировок и авторов.</text:p>
        </text:list-item>
        <text:list-item>
          <text:p text:style-name="P6"><text:span text:style-name="Strong_20_Emphasis">Формирование музыкальных секций:</text:span> Позволяет создавать музыкальные секции, определять их состав и управлять участниками.</text:p>
        </text:list-item>
        <text:list-item>
          <text:p text:style-name="P6"><text:span text:style-name="Strong_20_Emphasis">Создание расписания:</text:span> Обеспечивает планирование и управление репетициями, концертами и другими музыкальными мероприятиями.</text:p>
        </text:list-item>
        <text:list-item>
          <text:p text:style-name="P5"><text:span text:style-name="Strong_20_Emphasis">Управление доступом:</text:span> Разграничивает доступ пользователей в соответствии с их ролями в музыкальных коллективах.</text:p>
        </text:list-item>
      </text:list>
      <text:h text:style-name="Heading_20_3" text:outline-level="3"><text:span text:style-name="Strong_20_Emphasis">2.3 Ограничения</text:span></text:h>
      <text:list text:style-name="L2">
        <text:list-item>
          <text:p text:style-name="P8"><text:span text:style-name="Strong_20_Emphasis">Ограничение в использовании браузере:</text:span> <text:span text:style-name="T2">TuneMyBand</text:span> функционирует в веб-браузере, и для корректной работы требуется наличие подключения к сети Интернет.</text:p>
        </text:list-item>
        <text:list-item>
          <text:p text:style-name="P7"><text:span text:style-name="Strong_20_Emphasis">Отсутствие автономности:</text:span> Программа не предоставляет автономных режимов работы и требует постоянного подключения к сети для доступа к функционалу.</text:p>
        </text:list-item>
      </text:list>
      <text:h text:style-name="Heading_20_3" text:outline-level="3"><text:soft-page-break/><text:span text:style-name="Strong_20_Emphasis">2.4 Область применения</text:span></text:h>
      <text:p text:style-name="P1"><text:span text:style-name="T2">TuneMyBand</text:span> предназначена для использования членами музыкальных коллективов, в числе которых выступают художественные руководители, заместители художественного руководителя, музыканты и другие лица, состоящие в музыкальном коллективе.</text:p>
      <text:h text:style-name="Heading_20_2" text:outline-level="2"><text:span text:style-name="Strong_20_Emphasis">3. Описание логической структуры</text:span></text:h>
      <text:p text:style-name="P1">Программа <text:span text:style-name="T2">TuneMyBand</text:span> основана на модульной структуре, включающей различные компоненты, обеспечивающие функциональность системы. Ниже приведено описание основных модулей и методов программы:</text:p>
      <text:h text:style-name="Heading_20_3" text:outline-level="3"><text:span text:style-name="Strong_20_Emphasis">3.1 Модуль Управления Музыкальными Коллективами:</text:span></text:h>
      <text:list text:style-name="L3">
        <text:list-item>
          <text:p text:style-name="P9"><text:span text:style-name="Emphasis">Описание:</text:span> Этот модуль отвечает за общую координацию деятельности музыкальных коллективов. Включает методы управления музыкальным оборудованием, формирование репертуара и создание музыкальных секций.</text:p>
        </text:list-item>
      </text:list>
      <text:h text:style-name="Heading_20_3" text:outline-level="3"><text:span text:style-name="Strong_20_Emphasis">3.2 Модуль Расписания и Событий:</text:span></text:h>
      <text:list text:style-name="L4">
        <text:list-item>
          <text:p text:style-name="P10"><text:span text:style-name="Emphasis">Описание:</text:span> Задача этого модуля — планирование и управление событиями, такими как репетиции, концерты и собрания. Методы включают создание, редактирование и отображение расписания.</text:p>
        </text:list-item>
      </text:list>
      <text:h text:style-name="Heading_20_3" text:outline-level="3"><text:span text:style-name="Strong_20_Emphasis">3.3 Модуль Управления Пользователями </text:span><text:span text:style-name="Strong_20_Emphasis"><text:span text:style-name="T4">и Авторизацией</text:span></text:span><text:span text:style-name="Strong_20_Emphasis">:</text:span></text:h>
      <text:list text:style-name="L5">
        <text:list-item>
          <text:p text:style-name="P11"><text:span text:style-name="Emphasis">Описание:</text:span> Этот модуль обеспечивает аутентификацию, авторизацию и управление пользователями системы. Включает методы регистрации, редактирования профиля и управления ролями.</text:p>
        </text:list-item>
      </text:list>
      <text:h text:style-name="Heading_20_3" text:outline-level="3"><text:span text:style-name="Strong_20_Emphasis">3.4 Модуль Управления Репертуаром:</text:span></text:h>
      <text:list text:style-name="L6">
        <text:list-item>
          <text:p text:style-name="P12"><text:span text:style-name="Emphasis">Описание:</text:span> Данный модуль предназначен для руководителей музыкальных коллективов и включает методы управления репертуаром, добавление, редактирование и удаление музыкальных произведений.</text:p>
        </text:list-item>
      </text:list>
      <text:h text:style-name="Heading_20_3" text:outline-level="3"><text:span text:style-name="Strong_20_Emphasis">3.6 Модуль Управления Оборудованием:</text:span></text:h>
      <text:list text:style-name="L8">
        <text:list-item>
          <text:p text:style-name="P13"><text:span text:style-name="Emphasis">Описание:</text:span> Модуль предоставляет возможность вести учет и управление музыкальным оборудованием. Включает методы добавления, редактирования и удаления записей об оборудовании.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Emphasis">Пример структуры:</text:span></text:p>
      <text:p text:style-name="Text_20_body">├── app_auth</text:p>
      <text:p text:style-name="Text_20_body">├── band</text:p>
      <text:p text:style-name="Text_20_body"><text:soft-page-break/>├── equipment</text:p>
      <text:p text:style-name="Text_20_body">├── event</text:p>
      <text:p text:style-name="Text_20_body">├── home</text:p>
      <text:p text:style-name="Text_20_body">├── repertoire</text:p>
      <text:p text:style-name="Text_20_body">├── schedule</text:p>
      <text:p text:style-name="Text_20_body">└── tunemyband</text:p>
      <text:h text:style-name="Heading_20_2" text:outline-level="2">4. Используемые технические средства</text:h>
      <text:p text:style-name="Text_20_body">Программа "TuneMyBand" представляет собой веб-приложение, предназначенное для использования на серверах и взаимодействия с пользователями через интернет.</text:p>
      <text:h text:style-name="Heading_20_3" text:outline-level="3">4.1. Сервер</text:h>
      <text:p text:style-name="Text_20_body">Программа развернута на веб-сервере Apache, который обеспечивает обслуживание запросов от клиентов и взаимодействие с базой данных.</text:p>
      <text:h text:style-name="Heading_20_3" text:outline-level="3">4.2. База данных</text:h>
      <text:p text:style-name="Text_20_body">Для хранения данных о музыкальных коллективах, композициях, пользователях и другой информации используется реляционная база данных PostgreSQL.</text:p>
      <text:h text:style-name="Heading_20_3" text:outline-level="3">4.3. Клиентские устройства</text:h>
      <text:p text:style-name="Text_20_body">Пользователи взаимодействуют с приложением с использованием персональных компьютеров, ноутбуков, планшетов или смартфонов через веб-браузер.</text:p>
      <text:h text:style-name="Heading_20_3" text:outline-level="3">4.4. Веб-браузер</text:h>
      <text:p text:style-name="Text_20_body">Интерфейс приложения отображается в веб-браузере пользователя, таком как Google Chrome, Mozilla Firefox или Safari.</text:p>
      <text:h text:style-name="Heading_20_3" text:outline-level="3">4.5. Сеть Интернет</text:h>
      <text:p text:style-name="Text_20_body">Программа требует подключения к сети Интернет для взаимодействия с клиентами, отправки и получения данных.</text:p>
      <text:h text:style-name="Heading_20_3" text:outline-level="3">4.6. Операционная система сервера</text:h>
      <text:p text:style-name="Text_20_body">Веб-приложение работает на сервере под управлением операционной системы Linux.</text:p>
      <text:h text:style-name="Heading_20_3" text:outline-level="3">4.7. Другие технологии</text:h>
      <text:p text:style-name="Text_20_body"><text:span text:style-name="T3">И</text:span>спольз<text:span text:style-name="T3">уются</text:span> дополнительных технологи<text:span text:style-name="T3">и: </text:span>Django (веб-фреймворк), <text:span text:style-name="T3">TypeScript</text:span> (для интерактивности на стороне клиента), HTML и CSS (для визуального представления).</text:p>
      <text:h text:style-name="Heading_20_2" text:outline-level="2"><text:soft-page-break/>5. Запуск и загрузка веб-приложения</text:h>
      <text:h text:style-name="Heading_20_3" text:outline-level="3">5.1. Запуск приложения</text:h>
      <text:p text:style-name="Text_20_body">Для запуска веб-приложения "TuneMyBand" пользователь открывает веб-браузер на своем устройстве (персональном компьютере, ноутбуке, планшете или смартфоне) и вводит адрес приложения в строку адреса браузера.</text:p>
      <text:p text:style-name="Text_20_body">Пример: <text:span text:style-name="Source_20_Text">https://www.tunemyband.com</text:span></text:p>
      <text:h text:style-name="Heading_20_3" text:outline-level="3">5.2. Загрузка клиентской части</text:h>
      <text:p text:style-name="Text_20_body">При первом посещении веб-приложения, клиентская часть (HTML, CSS, JavaScript) автоматически загружается в браузер пользователя. Эти файлы <text:span text:style-name="T3">автоматически </text:span>кэшир<text:span text:style-name="T3">уются </text:span>для улучшения производительности при последующих посещениях.</text:p>
      <text:h text:style-name="Heading_20_3" text:outline-level="3">5.3. Взаимодействие с сервером</text:h>
      <text:p text:style-name="Text_20_body">При взаимодействии с веб-приложением, клиент отправляет запросы на сервер, например, для получения данных о музыкальных коллективах, композициях, или для сохранения изменений.</text:p>
      <text:h text:style-name="Heading_20_3" text:outline-level="3">5.4. Загрузка данных</text:h>
      <text:p text:style-name="Text_20_body">Серверная часть веб-приложения работает на сервере и обрабатывает запросы от клиентов. Она имеет доступ к базе данных, откуда извлекает необходимую информацию. Ответы от сервера, содержащие данные, передаются обратно клиенту.</text:p>
      <text:h text:style-name="Heading_20_3" text:outline-level="3">5.5. Использование оперативной памяти</text:h>
      <text:p text:style-name="Text_20_body">Веб-приложение использует оперативную память сервера для временного хранения данных в процессе их обработки. В случае использования кэширования, некоторые данные также хран<text:span text:style-name="T3">я</text:span>тся в оперативной памяти клиентских устройств.</text:p>
      <text:h text:style-name="Heading_20_3" text:outline-level="3">5.7. Процедура вызова и загрузки</text:h>
      <text:p text:style-name="Text_20_body">Процедура вызова и загрузки веб-приложения автоматически управляется веб-сервером и браузером пользователя при открытии веб-сайта. Она включает в себя загрузку необходимых файлов, установку соединения с сервером и предоставление интерфейса для взаимодействия с приложением.</text:p>
      <text:h text:style-name="Heading_20_2" text:outline-level="2">6. Входные данные</text:h>
      <text:h text:style-name="Heading_20_3" text:outline-level="3">6.1. Характер входных данных</text:h>
      <text:p text:style-name="Text_20_body">Веб-приложение "TuneMyBand" использует разнообразные типы входных данных, предоставляемых пользователями через интерфейс приложения. Они включа<text:span text:style-name="T3">ют</text:span> в себя:</text:p>
      <text:list text:style-name="L9">
        <text:list-item>
          <text:p text:style-name="P14"><text:span text:style-name="Strong_20_Emphasis">Текстовые данные:</text:span> Названия музыкальных коллективов, названия и описания композиций, имена участников коллективов, <text:span text:style-name="T3">названия мероприятий</text:span> и др.</text:p>
        </text:list-item>
        <text:list-item>
          <text:p text:style-name="P14"><text:span text:style-name="Strong_20_Emphasis">Числовые данные:</text:span> Длительность композиций и т.д.</text:p>
        </text:list-item>
        <text:list-item>
          <text:p text:style-name="P14"><text:soft-page-break/><text:span text:style-name="Strong_20_Emphasis">Дата и время:</text:span> Даты создания коллективов, релиза композиций, даты регистрации пользователей и другие временные параметры.</text:p>
        </text:list-item>
        <text:list-item>
          <text:p text:style-name="P14"><text:span text:style-name="Strong_20_Emphasis">Файлы:</text:span> <text:span text:style-name="T3">Файлы аранжировок и партитур для каждого инструмента</text:span>.</text:p>
        </text:list-item>
      </text:list>
      <text:h text:style-name="Heading_20_3" text:outline-level="3">6.2. Организация входных данных</text:h>
      <text:p text:style-name="Text_20_body">Входные данные организованы в форме веб-форм, предоставляющих пользовательский интерфейс для ввода. Каждый элемент данных имеет соответствующее поле в форме.</text:p>
      <text:h text:style-name="Heading_20_3" text:outline-level="3">6.3. Формат, кодирование и диапазоны значений</text:h>
      <text:list text:style-name="L10">
        <text:list-item>
          <text:p text:style-name="P15"><text:span text:style-name="Strong_20_Emphasis">Текстовые данные:</text:span> Вводятся в текстовых полях. Допустимы любые символы, длина <text:span text:style-name="T3">должна </text:span>быть ограничена <text:span text:style-name="T3">по требованиям СУБД PostgreSQL</text:span>.</text:p>
        </text:list-item>
        <text:list-item>
          <text:p text:style-name="P15"><text:span text:style-name="Strong_20_Emphasis">Числовые данные:</text:span> Вводятся в числовых полях. <text:span text:style-name="T3">О</text:span>граничены диапазонами значений в зависимости от конкретного параметра.</text:p>
        </text:list-item>
        <text:list-item>
          <text:p text:style-name="P15"><text:span text:style-name="Strong_20_Emphasis">Дата и время:</text:span> Выбираются с использованием соответствующих календарных виджетов. Формат даты ограничен стандартами.</text:p>
        </text:list-item>
        <text:list-item>
          <text:p text:style-name="P15"><text:span text:style-name="Strong_20_Emphasis">Файлы:</text:span> Загружаются с помощью соответствующих элементов управления. Допустимые форматы и размеры ограничены.</text:p>
        </text:list-item>
      </text:list>
      <text:h text:style-name="Heading_20_3" text:outline-level="3">6.4. Аномалии во входных данных и реакции программы</text:h>
      <text:p text:style-name="Text_20_body">В случае обнаружения некорректных или недопустимых данных, приложение предпринимает следующие действия:</text:p>
      <text:list text:style-name="L11">
        <text:list-item>
          <text:p text:style-name="P16"><text:span text:style-name="Strong_20_Emphasis">Вывод сообщений:</text:span> Пользователю выводятся сообщения о необходимости внесения корректировок в данные.</text:p>
        </text:list-item>
        <text:list-item>
          <text:p text:style-name="P16"><text:span text:style-name="Strong_20_Emphasis">Отклонение недопустимых значений:</text:span> Программа отклонять ввод, содержащий аномалии, и предлаг<text:span text:style-name="T3">ает</text:span> повторный ввод.</text:p>
        </text:list-item>
        <text:list-item>
          <text:p text:style-name="P16"><text:span text:style-name="Strong_20_Emphasis">Логирование ошибок:</text:span> В системных журналах фиксиру<text:span text:style-name="T3">е</text:span>тся информация о некорректных данных для последующего анализа.</text:p>
        </text:list-item>
      </text:list>
      <text:h text:style-name="Heading_20_2" text:outline-level="2">7. Выходные данные</text:h>
      <text:h text:style-name="Heading_20_3" text:outline-level="3">7.1. Характер выходных данных</text:h>
      <text:p text:style-name="Text_20_body">"TuneMyBand" предоставляет разнообразные выходные данные, предназначенные для пользователя, администраторов и обработчиков данных. Выходные данные включают в себя:</text:p>
      <text:list text:style-name="L12">
        <text:list-item>
          <text:p text:style-name="P17"><text:span text:style-name="Strong_20_Emphasis"><text:span text:style-name="T3">И</text:span></text:span><text:span text:style-name="Strong_20_Emphasis">нформация, </text:span><text:span text:style-name="Strong_20_Emphasis"><text:span text:style-name="T3">оформленная в таблицы</text:span></text:span><text:span text:style-name="Strong_20_Emphasis">:</text:span> <text:span text:style-name="T3">структурированные данные об имеющемся оборудовании</text:span>.</text:p>
        </text:list-item>
        <text:list-item>
          <text:p text:style-name="P17"><text:span text:style-name="Strong_20_Emphasis">Текстовая информация:</text:span> <text:span text:style-name="T3">Актуальная информация на страницах пользователей, а также музыкальных групп</text:span>.</text:p>
        </text:list-item>
        <text:list-item>
          <text:p text:style-name="P17"><text:span text:style-name="Strong_20_Emphasis">Файлы:</text:span> Загруженные <text:span text:style-name="T3">файлы аранжировок и партитур, доступные для просмотра и скачивания</text:span>.</text:p>
        </text:list-item>
        <text:list-item>
          <text:p text:style-name="P17"><text:soft-page-break/><text:span text:style-name="Strong_20_Emphasis">Данные о состоянии системы:</text:span> Сообщения об успехе, предупреждения и сообщения об ошибках.</text:p>
        </text:list-item>
      </text:list>
      <text:h text:style-name="Heading_20_3" text:outline-level="3">7.2. Организация выходных данных</text:h>
      <text:p text:style-name="Text_20_body">Выходные данные организованы в соответствии с логикой веб-приложения и предоставляются пользователям через веб-интерфейс. Каждый элемент данных имеет свою собственную форму представления.</text:p>
      <text:h text:style-name="Heading_20_3" text:outline-level="3">7.3. Формат, кодирование и диапазоны значений</text:h>
      <text:list text:style-name="L13">
        <text:list-item>
          <text:p text:style-name="P18"><text:span text:style-name="Strong_20_Emphasis">Графическая информация:</text:span> Форматы изображений (JPEG, PNG, GIF), размеры файлов ограничены стандартами и настройками приложения.</text:p>
        </text:list-item>
        <text:list-item>
          <text:p text:style-name="P18"><text:span text:style-name="Strong_20_Emphasis">Текстовая информация:</text:span> Форматы текста, поддерживаемые веб-приложением (UTF-8), допустимые диапазоны символов.</text:p>
        </text:list-item>
        <text:list-item>
          <text:p text:style-name="P18"><text:span text:style-name="Strong_20_Emphasis">Файлы:</text:span> Форматы аудиозаписей (MP3, WAV), изображений (JPEG, PNG) и других медиафайлов.</text:p>
        </text:list-item>
      </text:list>
      <text:h text:style-name="Heading_20_3" text:outline-level="3">7.4. Пример выходных данных</text:h>
      <text:list text:style-name="L14">
        <text:list-item>
          <text:p text:style-name="P19"><text:span text:style-name="Strong_20_Emphasis">Профили музыкальных коллективов:</text:span> Содержат информацию о коллективе, его участниках, <text:span text:style-name="T3">репертуаре</text:span> и <text:span text:style-name="T3">выступлениях</text:span>.</text:p>
        </text:list-item>
        <text:list-item>
          <text:p text:style-name="P19"><text:span text:style-name="Strong_20_Emphasis">Профили пользователей:</text:span> Включают информацию о пользователе, его активности в приложении, <text:span text:style-name="T3">имеющихся предпочтениях</text:span>.</text:p>
        </text:list-item>
        <text:list-item>
          <text:p text:style-name="P19"><text:span text:style-name="Strong_20_Emphasis">Результаты поисковых запросов:</text:span> Список найденных коллективов и <text:span text:style-name="T3">пользователей</text:span>.</text:p>
        </text:list-item>
      </text:list>
      <text:h text:style-name="Heading_20_3" text:outline-level="3">7.5. Аномалии в выходных данных и реакции программы</text:h>
      <text:p text:style-name="Text_20_body">В случае обнаружения ошибок или некорректных данных, приложение предпринимает следующие действия:</text:p>
      <text:list text:style-name="L15">
        <text:list-item>
          <text:p text:style-name="P20"><text:span text:style-name="Strong_20_Emphasis">Вывод сообщений об ошибке:</text:span> Информирование пользователя о возникшей проблеме.</text:p>
        </text:list-item>
        <text:list-item>
          <text:p text:style-name="P20"><text:span text:style-name="Strong_20_Emphasis">Коррекция данных:</text:span> Автоматическая или полуавтоматическая коррекция данных для предотвращения ошибок в будущем.</text:p>
        </text:list-item>
        <text:list-item>
          <text:p text:style-name="P20"><text:span text:style-name="Strong_20_Emphasis">Логирование ошибок:</text:span> Фиксация информации о возможных проблемах для последующего анализа и устранения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1:44:25.255092903</meta:creation-date>
    <meta:generator>LibreOffice/7.6.2.1$Linux_X86_64 LibreOffice_project/60$Build-1</meta:generator>
    <dc:date>2023-11-21T10:00:31.464879397</dc:date>
    <meta:editing-duration>PT1H11M45S</meta:editing-duration>
    <meta:editing-cycles>4</meta:editing-cycles>
    <meta:print-date>2023-11-21T09:57:34.555435626</meta:print-date>
    <meta:printed-by>PDF files</meta:printed-by>
    <meta:document-statistic meta:table-count="0" meta:image-count="0" meta:object-count="0" meta:page-count="6" meta:paragraph-count="110" meta:word-count="1196" meta:character-count="10096" meta:non-whitespace-character-count="9045"/>
  </office:meta>
</office:document-meta>
</file>